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7aca" officeooo:paragraph-rsid="00067a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d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9T19:32:35.867815789</meta:creation-date>
    <dc:date>2018-10-29T19:33:42.559898198</dc:date>
    <meta:editing-duration>PT1M8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6.0.3.2$Linux_X86_64 LibreOffice_project/00m0$Build-2</meta:generator>
  </office:meta>
</office:document-meta>
</file>